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5.445cm"/>
    </style:style>
    <style:style style:name="co8" style:family="table-column">
      <style:table-column-properties fo:break-before="auto" style:column-width="5.119cm"/>
    </style:style>
    <style:style style:name="co9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87cm" svg:height="9.005cm" svg:x="7.087cm" svg:y="22.073cm">
            <draw:object draw:notify-on-update-of-ranges="Feuille1.A1:Feuille1.A1 Feuille1.A2:Feuille1.A46 Feuille1.B1:Feuille1.B1 Feuille1.B2:Feuille1.B46 Feuille1.C1:Feuille1.C1 Feuille1.C2:Feuille1.C46 Feuille1.D1:Feuille1.D1 Feuille1.D2:Feuille1.D46 Feuille1.E1:Feuille1.E1 Feuille1.E2:Feuille1.E4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nnée</text:p>
          </table:table-cell>
          <table:table-cell office:value-type="string" calcext:value-type="string">
            <text:p>PIB (France)</text:p>
          </table:table-cell>
          <table:table-cell office:value-type="string" calcext:value-type="string">
            <text:p>PIB (Allemagne)</text:p>
          </table:table-cell>
          <table:table-cell office:value-type="string" calcext:value-type="string">
            <text:p>PIB (Angleterre)</text:p>
          </table:table-cell>
          <table:table-cell office:value-type="string" calcext:value-type="string">
            <text:p>PIB (Italie)</text:p>
          </table:table-cell>
          <table:table-cell office:value-type="string" calcext:value-type="string">
            <text:p>Croissance du PIB (France)</text:p>
          </table:table-cell>
          <table:table-cell office:value-type="string" calcext:value-type="string">
            <text:p>Croissance du PIB (Allemagne)</text:p>
          </table:table-cell>
          <table:table-cell office:value-type="string" calcext:value-type="string">
            <text:p>Croissance du PIB (Angleterre)</text:p>
          </table:table-cell>
          <table:table-cell office:value-type="string" calcext:value-type="string">
            <text:p>Croissance du PIB (Italie)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12060.5398" calcext:value-type="float">
            <text:p>212060,5398</text:p>
          </table:table-cell>
          <table:table-cell office:value-type="float" office:value="333872.6677" calcext:value-type="float">
            <text:p>333872,6677</text:p>
          </table:table-cell>
          <table:table-cell office:value-type="float" office:value="225434.1815" calcext:value-type="float">
            <text:p>225434,1815</text:p>
          </table:table-cell>
          <table:table-cell table:formula="of:=[.E3]/(1+[.H3])" office:value-type="float" office:value="176466.418195479" calcext:value-type="float">
            <text:p>176466,418195479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31288.947" calcext:value-type="float">
            <text:p>231288,947</text:p>
          </table:table-cell>
          <table:table-cell office:value-type="float" office:value="363305.9902" calcext:value-type="float">
            <text:p>363305,9902</text:p>
          </table:table-cell>
          <table:table-cell table:formula="of:=[.D2] + [.H3]*[.D2]" office:value-type="float" office:value="253248.080392314" calcext:value-type="float">
            <text:p>253248,080392314</text:p>
          </table:table-cell>
          <table:table-cell table:formula="of:=[.E4]/(1+[.H4])" office:value-type="float" office:value="198238.711469371" calcext:value-type="float">
            <text:p>198238,711469371</text:p>
          </table:table-cell>
          <table:table-cell table:formula="of:=([.B3]-[.B2])/[.B2]" office:value-type="float" office:value="0.0906741405927516" calcext:value-type="float">
            <text:p>0,0906741406</text:p>
          </table:table-cell>
          <table:table-cell table:formula="of:=([.C3]-[.C2])/[.C2]" office:value-type="float" office:value="0.088157328668926" calcext:value-type="float">
            <text:p>0,0881573287</text:p>
          </table:table-cell>
          <table:table-cell office:value-type="float" office:value="0.123379244031428" calcext:value-type="float">
            <text:p>0,123379244</text:p>
          </table:table-cell>
          <table:table-cell office:value-type="float" office:value="0.0817947529810206" calcext:value-type="float">
            <text:p>0,08179475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59265.4449" calcext:value-type="float">
            <text:p>259265,4449</text:p>
          </table:table-cell>
          <table:table-cell office:value-type="float" office:value="401378.7125" calcext:value-type="float">
            <text:p>401378,7125</text:p>
          </table:table-cell>
          <table:table-cell table:formula="of:=[.D3] + [.H4]*[.D3]" office:value-type="float" office:value="269039.766329862" calcext:value-type="float">
            <text:p>269039,766329862</text:p>
          </table:table-cell>
          <table:table-cell table:formula="of:=[.E5]/(1+[.H5])" office:value-type="float" office:value="210600.200912209" calcext:value-type="float">
            <text:p>210600,200912209</text:p>
          </table:table-cell>
          <table:table-cell table:formula="of:=([.B4]-[.B3])/[.B3]" office:value-type="float" office:value="0.120959078515758" calcext:value-type="float">
            <text:p>0,1209590785</text:p>
          </table:table-cell>
          <table:table-cell table:formula="of:=([.C4]-[.C3])/[.C3]" office:value-type="float" office:value="0.104795195584419" calcext:value-type="float">
            <text:p>0,1047951956</text:p>
          </table:table-cell>
          <table:table-cell office:value-type="float" office:value="0.0623565869209544" calcext:value-type="float">
            <text:p>0,0623565869</text:p>
          </table:table-cell>
          <table:table-cell office:value-type="float" office:value="0.129556946331469" calcext:value-type="float">
            <text:p>0,129556946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94680.5649" calcext:value-type="float">
            <text:p>294680,5649</text:p>
          </table:table-cell>
          <table:table-cell office:value-type="float" office:value="441328.2859" calcext:value-type="float">
            <text:p>441328,2859</text:p>
          </table:table-cell>
          <table:table-cell table:formula="of:=[.D4] + [.H5]*[.D4]" office:value-type="float" office:value="289401.529743343" calcext:value-type="float">
            <text:p>289401,529743343</text:p>
          </table:table-cell>
          <table:table-cell table:formula="of:=[.E6]/(1+[.H6])" office:value-type="float" office:value="226539.07687952" calcext:value-type="float">
            <text:p>226539,07687952</text:p>
          </table:table-cell>
          <table:table-cell table:formula="of:=([.B5]-[.B4])/[.B4]" office:value-type="float" office:value="0.13659791806679" calcext:value-type="float">
            <text:p>0,1365979181</text:p>
          </table:table-cell>
          <table:table-cell table:formula="of:=([.C5]-[.C4])/[.C4]" office:value-type="float" office:value="0.0995308723553694" calcext:value-type="float">
            <text:p>0,0995308724</text:p>
          </table:table-cell>
          <table:table-cell office:value-type="float" office:value="0.0756830995330112" calcext:value-type="float">
            <text:p>0,0756830995</text:p>
          </table:table-cell>
          <table:table-cell office:value-type="float" office:value="0.14977285067379" calcext:value-type="float">
            <text:p>0,149772850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18816.6629" calcext:value-type="float">
            <text:p>318816,6629</text:p>
          </table:table-cell>
          <table:table-cell office:value-type="float" office:value="478022.1415" calcext:value-type="float">
            <text:p>478022,1415</text:p>
          </table:table-cell>
          <table:table-cell table:formula="of:=[.D5] + [.H6]*[.D5]" office:value-type="float" office:value="314531.567795424" calcext:value-type="float">
            <text:p>314531,567795424</text:p>
          </table:table-cell>
          <table:table-cell table:formula="of:=[.E7]/(1+[.H7])" office:value-type="float" office:value="246210.485069084" calcext:value-type="float">
            <text:p>246210,485069084</text:p>
          </table:table-cell>
          <table:table-cell table:formula="of:=([.B6]-[.B5])/[.B5]" office:value-type="float" office:value="0.081905971668646" calcext:value-type="float">
            <text:p>0,0819059717</text:p>
          </table:table-cell>
          <table:table-cell table:formula="of:=([.C6]-[.C5])/[.C5]" office:value-type="float" office:value="0.0831441282426987" calcext:value-type="float">
            <text:p>0,0831441282</text:p>
          </table:table-cell>
          <table:table-cell office:value-type="float" office:value="0.0868345031706235" calcext:value-type="float">
            <text:p>0,0868345032</text:p>
          </table:table-cell>
          <table:table-cell office:value-type="float" office:value="0.0697768225815151" calcext:value-type="float">
            <text:p>0,069776822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50825.8312" calcext:value-type="float">
            <text:p>350825,8312</text:p>
          </table:table-cell>
          <table:table-cell office:value-type="float" office:value="529217.6434" calcext:value-type="float">
            <text:p>529217,6434</text:p>
          </table:table-cell>
          <table:table-cell table:formula="of:=[.D6] + [.H7]*[.D6]" office:value-type="float" office:value="342717.061261844" calcext:value-type="float">
            <text:p>342717,061261844</text:p>
          </table:table-cell>
          <table:table-cell table:formula="of:=[.E8]/(1+[.H8])" office:value-type="float" office:value="268273.656873805" calcext:value-type="float">
            <text:p>268273,656873805</text:p>
          </table:table-cell>
          <table:table-cell table:formula="of:=([.B7]-[.B6])/[.B6]" office:value-type="float" office:value="0.100399922666652" calcext:value-type="float">
            <text:p>0,1003999227</text:p>
          </table:table-cell>
          <table:table-cell table:formula="of:=([.C7]-[.C6])/[.C6]" office:value-type="float" office:value="0.10709859953213" calcext:value-type="float">
            <text:p>0,1070985995</text:p>
          </table:table-cell>
          <table:table-cell office:value-type="float" office:value="0.0896110163567173" calcext:value-type="float">
            <text:p>0,0896110164</text:p>
          </table:table-cell>
          <table:table-cell office:value-type="float" office:value="0.130054333757561" calcext:value-type="float">
            <text:p>0,130054333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85446.8122" calcext:value-type="float">
            <text:p>385446,8122</text:p>
          </table:table-cell>
          <table:table-cell office:value-type="float" office:value="580857.7111" calcext:value-type="float">
            <text:p>580857,7111</text:p>
          </table:table-cell>
          <table:table-cell table:formula="of:=[.D7] + [.H8]*[.D7]" office:value-type="float" office:value="381927.972015893" calcext:value-type="float">
            <text:p>381927,972015893</text:p>
          </table:table-cell>
          <table:table-cell table:formula="of:=[.E9]/(1+[.H9])" office:value-type="float" office:value="298967.35615627" calcext:value-type="float">
            <text:p>298967,35615627</text:p>
          </table:table-cell>
          <table:table-cell table:formula="of:=([.B8]-[.B7])/[.B7]" office:value-type="float" office:value="0.0986842413558285" calcext:value-type="float">
            <text:p>0,0986842414</text:p>
          </table:table-cell>
          <table:table-cell table:formula="of:=([.C8]-[.C7])/[.C7]" office:value-type="float" office:value="0.097578129421828" calcext:value-type="float">
            <text:p>0,0975781294</text:p>
          </table:table-cell>
          <table:table-cell office:value-type="float" office:value="0.114411901787668" calcext:value-type="float">
            <text:p>0,1144119018</text:p>
          </table:table-cell>
          <table:table-cell office:value-type="float" office:value="0.0892229556575991" calcext:value-type="float">
            <text:p>0,089222955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28923.0611" calcext:value-type="float">
            <text:p>428923,0611</text:p>
          </table:table-cell>
          <table:table-cell office:value-type="float" office:value="640343.3521" calcext:value-type="float">
            <text:p>640343,3521</text:p>
          </table:table-cell>
          <table:table-cell table:formula="of:=[.D8] + [.H9]*[.D8]" office:value-type="float" office:value="428659.027638091" calcext:value-type="float">
            <text:p>428659,027638091</text:p>
          </table:table-cell>
          <table:table-cell table:formula="of:=[.E10]/(1+[.H10])" office:value-type="float" office:value="335547.709451731" calcext:value-type="float">
            <text:p>335547,709451731</text:p>
          </table:table-cell>
          <table:table-cell table:formula="of:=([.B9]-[.B8])/[.B8]" office:value-type="float" office:value="0.11279441812439" calcext:value-type="float">
            <text:p>0,1127944181</text:p>
          </table:table-cell>
          <table:table-cell table:formula="of:=([.C9]-[.C8])/[.C8]" office:value-type="float" office:value="0.102410004831216" calcext:value-type="float">
            <text:p>0,1024100048</text:p>
          </table:table-cell>
          <table:table-cell office:value-type="float" office:value="0.122355677107238" calcext:value-type="float">
            <text:p>0,1223556771</text:p>
          </table:table-cell>
          <table:table-cell office:value-type="float" office:value="0.104889121454266" calcext:value-type="float">
            <text:p>0,104889121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80860.6975" calcext:value-type="float">
            <text:p>480860,6975</text:p>
          </table:table-cell>
          <table:table-cell office:value-type="float" office:value="721980.1552" calcext:value-type="float">
            <text:p>721980,1552</text:p>
          </table:table-cell>
          <table:table-cell table:formula="of:=[.D9] + [.H10]*[.D9]" office:value-type="float" office:value="457180.266390323" calcext:value-type="float">
            <text:p>457180,266390323</text:p>
          </table:table-cell>
          <table:table-cell table:formula="of:=[.E11]/(1+[.H11])" office:value-type="float" office:value="357873.697514479" calcext:value-type="float">
            <text:p>357873,697514479</text:p>
          </table:table-cell>
          <table:table-cell table:formula="of:=([.B10]-[.B9])/[.B9]" office:value-type="float" office:value="0.121088468096825" calcext:value-type="float">
            <text:p>0,1210884681</text:p>
          </table:table-cell>
          <table:table-cell table:formula="of:=([.C10]-[.C9])/[.C9]" office:value-type="float" office:value="0.127489108510728" calcext:value-type="float">
            <text:p>0,1274891085</text:p>
          </table:table-cell>
          <table:table-cell office:value-type="float" office:value="0.066535957283773" calcext:value-type="float">
            <text:p>0,0665359573</text:p>
          </table:table-cell>
          <table:table-cell office:value-type="float" office:value="0.147070391646778" calcext:value-type="float">
            <text:p>0,147070391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32553.0097" calcext:value-type="float">
            <text:p>532553,0097</text:p>
          </table:table-cell>
          <table:table-cell office:value-type="float" office:value="798180.9709" calcext:value-type="float">
            <text:p>798180,9709</text:p>
          </table:table-cell>
          <table:table-cell table:formula="of:=[.D10] + [.H11]*[.D10]" office:value-type="float" office:value="495630.694631951" calcext:value-type="float">
            <text:p>495630,694631951</text:p>
          </table:table-cell>
          <table:table-cell table:formula="of:=[.E12]/(1+[.H12])" office:value-type="float" office:value="387972.102755134" calcext:value-type="float">
            <text:p>387972,102755134</text:p>
          </table:table-cell>
          <table:table-cell table:formula="of:=([.B11]-[.B10])/[.B10]" office:value-type="float" office:value="0.107499557499186" calcext:value-type="float">
            <text:p>0,1074995575</text:p>
          </table:table-cell>
          <table:table-cell table:formula="of:=([.C11]-[.C10])/[.C10]" office:value-type="float" office:value="0.105544196957728" calcext:value-type="float">
            <text:p>0,105544197</text:p>
          </table:table-cell>
          <table:table-cell office:value-type="float" office:value="0.0841034293654319" calcext:value-type="float">
            <text:p>0,0841034294</text:p>
          </table:table-cell>
          <table:table-cell office:value-type="float" office:value="0.127578890394882" calcext:value-type="float">
            <text:p>0,127578890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88548.873" calcext:value-type="float">
            <text:p>588548,873</text:p>
          </table:table-cell>
          <table:table-cell office:value-type="float" office:value="877319.7738" calcext:value-type="float">
            <text:p>877319,7738</text:p>
          </table:table-cell>
          <table:table-cell table:formula="of:=[.D11] + [.H12]*[.D11]" office:value-type="float" office:value="537302.761110899" calcext:value-type="float">
            <text:p>537302,761110899</text:p>
          </table:table-cell>
          <table:table-cell table:formula="of:=[.E13]/(1+[.H13])" office:value-type="float" office:value="420592.356974851" calcext:value-type="float">
            <text:p>420592,356974851</text:p>
          </table:table-cell>
          <table:table-cell table:formula="of:=([.B12]-[.B11])/[.B11]" office:value-type="float" office:value="0.10514608363878" calcext:value-type="float">
            <text:p>0,1051460836</text:p>
          </table:table-cell>
          <table:table-cell table:formula="of:=([.C12]-[.C11])/[.C11]" office:value-type="float" office:value="0.0991489471501256" calcext:value-type="float">
            <text:p>0,0991489472</text:p>
          </table:table-cell>
          <table:table-cell office:value-type="float" office:value="0.0840788654340564" calcext:value-type="float">
            <text:p>0,0840788654</text:p>
          </table:table-cell>
          <table:table-cell office:value-type="float" office:value="0.102592898784484" calcext:value-type="float">
            <text:p>0,102592898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40740.7617" calcext:value-type="float">
            <text:p>640740,7617</text:p>
          </table:table-cell>
          <table:table-cell office:value-type="float" office:value="928067.4949" calcext:value-type="float">
            <text:p>928067,4949</text:p>
          </table:table-cell>
          <table:table-cell table:formula="of:=[.D12] + [.H13]*[.D12]" office:value-type="float" office:value="581985.166237628" calcext:value-type="float">
            <text:p>581985,166237628</text:p>
          </table:table-cell>
          <table:table-cell table:formula="of:=[.E14]/(1+[.H14])" office:value-type="float" office:value="455569.05809714" calcext:value-type="float">
            <text:p>455569,05809714</text:p>
          </table:table-cell>
          <table:table-cell table:formula="of:=([.B13]-[.B12])/[.B12]" office:value-type="float" office:value="0.088678937458436" calcext:value-type="float">
            <text:p>0,0886789375</text:p>
          </table:table-cell>
          <table:table-cell table:formula="of:=([.C13]-[.C12])/[.C12]" office:value-type="float" office:value="0.0578440411529684" calcext:value-type="float">
            <text:p>0,0578440412</text:p>
          </table:table-cell>
          <table:table-cell office:value-type="float" office:value="0.0831605723267583" calcext:value-type="float">
            <text:p>0,0831605723</text:p>
          </table:table-cell>
          <table:table-cell office:value-type="float" office:value="0.0664298324319442" calcext:value-type="float">
            <text:p>0,066429832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74406.9901" calcext:value-type="float">
            <text:p>674406,9901</text:p>
          </table:table-cell>
          <table:table-cell office:value-type="float" office:value="979880.2194" calcext:value-type="float">
            <text:p>979880,2194</text:p>
          </table:table-cell>
          <table:table-cell table:formula="of:=[.D13] + [.H14]*[.D13]" office:value-type="float" office:value="616257.270968193" calcext:value-type="float">
            <text:p>616257,270968193</text:p>
          </table:table-cell>
          <table:table-cell table:formula="of:=[.E15]/(1+[.H15])" office:value-type="float" office:value="482396.735805912" calcext:value-type="float">
            <text:p>482396,735805912</text:p>
          </table:table-cell>
          <table:table-cell table:formula="of:=([.B14]-[.B13])/[.B13]" office:value-type="float" office:value="0.0525426668824338" calcext:value-type="float">
            <text:p>0,0525426669</text:p>
          </table:table-cell>
          <table:table-cell table:formula="of:=([.C14]-[.C13])/[.C13]" office:value-type="float" office:value="0.0558286167598002" calcext:value-type="float">
            <text:p>0,0558286168</text:p>
          </table:table-cell>
          <table:table-cell office:value-type="float" office:value="0.0588882788063549" calcext:value-type="float">
            <text:p>0,0588882788</text:p>
          </table:table-cell>
          <table:table-cell office:value-type="float" office:value="0.0516373481905582" calcext:value-type="float">
            <text:p>0,051637348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08982.4781" calcext:value-type="float">
            <text:p>708982,4781</text:p>
          </table:table-cell>
          <table:table-cell office:value-type="float" office:value="1043291.6983" calcext:value-type="float">
            <text:p>1043291,6983</text:p>
          </table:table-cell>
          <table:table-cell table:formula="of:=[.D14] + [.H15]*[.D14]" office:value-type="float" office:value="662134.352664008" calcext:value-type="float">
            <text:p>662134,352664008</text:p>
          </table:table-cell>
          <table:table-cell table:formula="of:=[.E16]/(1+[.H16])" office:value-type="float" office:value="518308.611415255" calcext:value-type="float">
            <text:p>518308,611415255</text:p>
          </table:table-cell>
          <table:table-cell table:formula="of:=([.B15]-[.B14])/[.B14]" office:value-type="float" office:value="0.0512679858120585" calcext:value-type="float">
            <text:p>0,0512679858</text:p>
          </table:table-cell>
          <table:table-cell table:formula="of:=([.C15]-[.C14])/[.C14]" office:value-type="float" office:value="0.0647135003284669" calcext:value-type="float">
            <text:p>0,0647135003</text:p>
          </table:table-cell>
          <table:table-cell office:value-type="float" office:value="0.0744446903218494" calcext:value-type="float">
            <text:p>0,0744446903</text:p>
          </table:table-cell>
          <table:table-cell office:value-type="float" office:value="0.0688855067991992" calcext:value-type="float">
            <text:p>0,068885506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43543.9168" calcext:value-type="float">
            <text:p>743543,9168</text:p>
          </table:table-cell>
          <table:table-cell office:value-type="float" office:value="1101737.2393" calcext:value-type="float">
            <text:p>1101737,2393</text:p>
          </table:table-cell>
          <table:table-cell table:formula="of:=[.D15] + [.H16]*[.D15]" office:value-type="float" office:value="696895.699576873" calcext:value-type="float">
            <text:p>696895,699576873</text:p>
          </table:table-cell>
          <table:table-cell table:formula="of:=[.E17]/(1+[.H17])" office:value-type="float" office:value="545519.260397356" calcext:value-type="float">
            <text:p>545519,260397356</text:p>
          </table:table-cell>
          <table:table-cell table:formula="of:=([.B16]-[.B15])/[.B15]" office:value-type="float" office:value="0.0487479447907107" calcext:value-type="float">
            <text:p>0,0487479448</text:p>
          </table:table-cell>
          <table:table-cell table:formula="of:=([.C16]-[.C15])/[.C15]" office:value-type="float" office:value="0.0560203259502923" calcext:value-type="float">
            <text:p>0,056020326</text:p>
          </table:table-cell>
          <table:table-cell office:value-type="float" office:value="0.0524989328419646" calcext:value-type="float">
            <text:p>0,0524989328</text:p>
          </table:table-cell>
          <table:table-cell office:value-type="float" office:value="0.0608722590913995" calcext:value-type="float">
            <text:p>0,060872259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76381.0879" calcext:value-type="float">
            <text:p>776381,0879</text:p>
          </table:table-cell>
          <table:table-cell office:value-type="float" office:value="1149675.0724" calcext:value-type="float">
            <text:p>1149675,0724</text:p>
          </table:table-cell>
          <table:table-cell table:formula="of:=[.D16] + [.H17]*[.D16]" office:value-type="float" office:value="754412.161592156" calcext:value-type="float">
            <text:p>754412,161592156</text:p>
          </table:table-cell>
          <table:table-cell table:formula="of:=[.E18]/(1+[.H18])" office:value-type="float" office:value="590542.26432506" calcext:value-type="float">
            <text:p>590542,26432506</text:p>
          </table:table-cell>
          <table:table-cell table:formula="of:=([.B17]-[.B16])/[.B16]" office:value-type="float" office:value="0.0441630552789966" calcext:value-type="float">
            <text:p>0,0441630553</text:p>
          </table:table-cell>
          <table:table-cell table:formula="of:=([.C17]-[.C16])/[.C16]" office:value-type="float" office:value="0.0435111307760258" calcext:value-type="float">
            <text:p>0,0435111308</text:p>
          </table:table-cell>
          <table:table-cell office:value-type="float" office:value="0.0825323818904383" calcext:value-type="float">
            <text:p>0,0825323819</text:p>
          </table:table-cell>
          <table:table-cell office:value-type="float" office:value="0.0493529929836801" calcext:value-type="float">
            <text:p>0,04935299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816709.2151" calcext:value-type="float">
            <text:p>816709,2151</text:p>
          </table:table-cell>
          <table:table-cell office:value-type="float" office:value="1195538.1412" calcext:value-type="float">
            <text:p>1195538,1412</text:p>
          </table:table-cell>
          <table:table-cell table:formula="of:=[.D17] + [.H18]*[.D17]" office:value-type="float" office:value="827048.531037244" calcext:value-type="float">
            <text:p>827048,531037244</text:p>
          </table:table-cell>
          <table:table-cell table:formula="of:=[.E19]/(1+[.H19])" office:value-type="float" office:value="647400.899787572" calcext:value-type="float">
            <text:p>647400,899787572</text:p>
          </table:table-cell>
          <table:table-cell table:formula="of:=([.B18]-[.B17])/[.B17]" office:value-type="float" office:value="0.0519437268997392" calcext:value-type="float">
            <text:p>0,0519437269</text:p>
          </table:table-cell>
          <table:table-cell table:formula="of:=([.C18]-[.C17])/[.C17]" office:value-type="float" office:value="0.0398922007626544" calcext:value-type="float">
            <text:p>0,0398922008</text:p>
          </table:table-cell>
          <table:table-cell office:value-type="float" office:value="0.0962820764869324" calcext:value-type="float">
            <text:p>0,0962820765</text:p>
          </table:table-cell>
          <table:table-cell office:value-type="float" office:value="0.0582469259389542" calcext:value-type="float">
            <text:p>0,058246925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885317.6" calcext:value-type="float">
            <text:p>885317,6</text:p>
          </table:table-cell>
          <table:table-cell office:value-type="float" office:value="1283265.8452" calcext:value-type="float">
            <text:p>1283265,8452</text:p>
          </table:table-cell>
          <table:table-cell table:formula="of:=[.D18] + [.H19]*[.D18]" office:value-type="float" office:value="880848.535721358" calcext:value-type="float">
            <text:p>880848,535721358</text:p>
          </table:table-cell>
          <table:table-cell table:formula="of:=[.E20]/(1+[.H20])" office:value-type="float" office:value="689514.717942099" calcext:value-type="float">
            <text:p>689514,717942099</text:p>
          </table:table-cell>
          <table:table-cell table:formula="of:=([.B19]-[.B18])/[.B18]" office:value-type="float" office:value="0.0840058905073079" calcext:value-type="float">
            <text:p>0,0840058905</text:p>
          </table:table-cell>
          <table:table-cell table:formula="of:=([.C19]-[.C18])/[.C18]" office:value-type="float" office:value="0.0733792599138201" calcext:value-type="float">
            <text:p>0,0733792599</text:p>
          </table:table-cell>
          <table:table-cell office:value-type="float" office:value="0.0650506018270068" calcext:value-type="float">
            <text:p>0,0650506018</text:p>
          </table:table-cell>
          <table:table-cell office:value-type="float" office:value="0.0784212195941875" calcext:value-type="float">
            <text:p>0,078421219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959777.2824" calcext:value-type="float">
            <text:p>959777,2824</text:p>
          </table:table-cell>
          <table:table-cell office:value-type="float" office:value="1385106.7216" calcext:value-type="float">
            <text:p>1385106,7216</text:p>
          </table:table-cell>
          <table:table-cell table:formula="of:=[.D19] + [.H20]*[.D19]" office:value-type="float" office:value="918489.100360206" calcext:value-type="float">
            <text:p>918489,100360206</text:p>
          </table:table-cell>
          <table:table-cell table:formula="of:=[.E21]/(1+[.H21])" office:value-type="float" office:value="718979.174381118" calcext:value-type="float">
            <text:p>718979,174381118</text:p>
          </table:table-cell>
          <table:table-cell table:formula="of:=([.B20]-[.B19])/[.B19]" office:value-type="float" office:value="0.0841050515656755" calcext:value-type="float">
            <text:p>0,0841050516</text:p>
          </table:table-cell>
          <table:table-cell table:formula="of:=([.C20]-[.C19])/[.C19]" office:value-type="float" office:value="0.0793607004978207" calcext:value-type="float">
            <text:p>0,0793607005</text:p>
          </table:table-cell>
          <table:table-cell office:value-type="float" office:value="0.0427321646258086" calcext:value-type="float">
            <text:p>0,0427321646</text:p>
          </table:table-cell>
          <table:table-cell office:value-type="float" office:value="0.0740814406427068" calcext:value-type="float">
            <text:p>0,074081440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24283.5312" calcext:value-type="float">
            <text:p>1024283,5312</text:p>
          </table:table-cell>
          <table:table-cell office:value-type="float" office:value="1511823.9535" calcext:value-type="float">
            <text:p>1511823,9535</text:p>
          </table:table-cell>
          <table:table-cell table:formula="of:=[.D20] + [.H21]*[.D20]" office:value-type="float" office:value="937131.000184461" calcext:value-type="float">
            <text:p>937131,000184461</text:p>
          </table:table-cell>
          <table:table-cell table:formula="of:=[.E22]/(1+[.H22])" office:value-type="float" office:value="733571.767520527" calcext:value-type="float">
            <text:p>733571,767520527</text:p>
          </table:table-cell>
          <table:table-cell table:formula="of:=([.B21]-[.B20])/[.B20]" office:value-type="float" office:value="0.0672096016262199" calcext:value-type="float">
            <text:p>0,0672096016</text:p>
          </table:table-cell>
          <table:table-cell table:formula="of:=([.C21]-[.C20])/[.C20]" office:value-type="float" office:value="0.0914855367632778" calcext:value-type="float">
            <text:p>0,0914855368</text:p>
          </table:table-cell>
          <table:table-cell office:value-type="float" office:value="0.0202962667896047" calcext:value-type="float">
            <text:p>0,0202962668</text:p>
          </table:table-cell>
          <table:table-cell office:value-type="float" office:value="0.0575838853434116" calcext:value-type="float">
            <text:p>0,057583885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069374.5939" calcext:value-type="float">
            <text:p>1069374,5939</text:p>
          </table:table-cell>
          <table:table-cell office:value-type="float" office:value="1641943.6733" calcext:value-type="float">
            <text:p>1641943,6733</text:p>
          </table:table-cell>
          <table:table-cell table:formula="of:=[.D21] + [.H22]*[.D21]" office:value-type="float" office:value="962772.167610246" calcext:value-type="float">
            <text:p>962772,167610246</text:p>
          </table:table-cell>
          <table:table-cell table:formula="of:=[.E23]/(1+[.H23])" office:value-type="float" office:value="753643.279941011" calcext:value-type="float">
            <text:p>753643,279941011</text:p>
          </table:table-cell>
          <table:table-cell table:formula="of:=([.B22]-[.B21])/[.B21]" office:value-type="float" office:value="0.0440220518308769" calcext:value-type="float">
            <text:p>0,0440220518</text:p>
          </table:table-cell>
          <table:table-cell table:formula="of:=([.C22]-[.C21])/[.C21]" office:value-type="float" office:value="0.0860680368893228" calcext:value-type="float">
            <text:p>0,0860680369</text:p>
          </table:table-cell>
          <table:table-cell office:value-type="float" office:value="0.0273613480086966" calcext:value-type="float">
            <text:p>0,027361348</text:p>
          </table:table-cell>
          <table:table-cell office:value-type="float" office:value="0.0491816797342482" calcext:value-type="float">
            <text:p>0,049181679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111247.9561" calcext:value-type="float">
            <text:p>1111247,9561</text:p>
          </table:table-cell>
          <table:table-cell office:value-type="float" office:value="1711680.499" calcext:value-type="float">
            <text:p>1711680,499</text:p>
          </table:table-cell>
          <table:table-cell table:formula="of:=[.D22] + [.H23]*[.D22]" office:value-type="float" office:value="1011651.676102" calcext:value-type="float">
            <text:p>1011651,676102</text:p>
          </table:table-cell>
          <table:table-cell table:formula="of:=[.E24]/(1+[.H24])" office:value-type="float" office:value="791905.409176705" calcext:value-type="float">
            <text:p>791905,409176705</text:p>
          </table:table-cell>
          <table:table-cell table:formula="of:=([.B23]-[.B22])/[.B22]" office:value-type="float" office:value="0.0391568702294378" calcext:value-type="float">
            <text:p>0,0391568702</text:p>
          </table:table-cell>
          <table:table-cell table:formula="of:=([.C23]-[.C22])/[.C22]" office:value-type="float" office:value="0.0424721181572826" calcext:value-type="float">
            <text:p>0,0424721182</text:p>
          </table:table-cell>
          <table:table-cell office:value-type="float" office:value="0.05076954874286" calcext:value-type="float">
            <text:p>0,0507695487</text:p>
          </table:table-cell>
          <table:table-cell office:value-type="float" office:value="0.0313284387515316" calcext:value-type="float">
            <text:p>0,031328438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130717.3765" calcext:value-type="float">
            <text:p>1130717,3765</text:p>
          </table:table-cell>
          <table:table-cell office:value-type="float" office:value="1735649.957" calcext:value-type="float">
            <text:p>1735649,957</text:p>
          </table:table-cell>
          <table:table-cell table:formula="of:=[.D23] + [.H24]*[.D23]" office:value-type="float" office:value="1074755.83986579" calcext:value-type="float">
            <text:p>1074755,83986579</text:p>
          </table:table-cell>
          <table:table-cell table:formula="of:=[.E25]/(1+[.H25])" office:value-type="float" office:value="841302.380294932" calcext:value-type="float">
            <text:p>841302,380294932</text:p>
          </table:table-cell>
          <table:table-cell table:formula="of:=([.B24]-[.B23])/[.B23]" office:value-type="float" office:value="0.0175203205487362" calcext:value-type="float">
            <text:p>0,0175203205</text:p>
          </table:table-cell>
          <table:table-cell table:formula="of:=([.C24]-[.C23])/[.C23]" office:value-type="float" office:value="0.0140034650239945" calcext:value-type="float">
            <text:p>0,014003465</text:p>
          </table:table-cell>
          <table:table-cell office:value-type="float" office:value="0.0623773629347743" calcext:value-type="float">
            <text:p>0,0623773629</text:p>
          </table:table-cell>
          <table:table-cell office:value-type="float" office:value="0.0150616519672851" calcext:value-type="float">
            <text:p>0,01506165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181864.6021" calcext:value-type="float">
            <text:p>1181864,6021</text:p>
          </table:table-cell>
          <table:table-cell office:value-type="float" office:value="1816145.9444" calcext:value-type="float">
            <text:p>1816145,9444</text:p>
          </table:table-cell>
          <table:table-cell table:formula="of:=[.D24] + [.H25]*[.D24]" office:value-type="float" office:value="1200001.04259524" calcext:value-type="float">
            <text:p>1200001,04259524</text:p>
          </table:table-cell>
          <table:table-cell table:formula="of:=[.E26]/(1+[.H26])" office:value-type="float" office:value="939342.403217684" calcext:value-type="float">
            <text:p>939342,403217684</text:p>
          </table:table-cell>
          <table:table-cell table:formula="of:=([.B25]-[.B24])/[.B24]" office:value-type="float" office:value="0.0452343146598844" calcext:value-type="float">
            <text:p>0,0452343147</text:p>
          </table:table-cell>
          <table:table-cell table:formula="of:=([.C25]-[.C24])/[.C24]" office:value-type="float" office:value="0.0463780078899861" calcext:value-type="float">
            <text:p>0,0463780079</text:p>
          </table:table-cell>
          <table:table-cell office:value-type="float" office:value="0.116533633113439" calcext:value-type="float">
            <text:p>0,1165336331</text:p>
          </table:table-cell>
          <table:table-cell office:value-type="float" office:value="0.0432493312594472" calcext:value-type="float">
            <text:p>0,043249331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231671.322" calcext:value-type="float">
            <text:p>1231671,322</text:p>
          </table:table-cell>
          <table:table-cell office:value-type="float" office:value="1886241.1656" calcext:value-type="float">
            <text:p>1886241,1656</text:p>
          </table:table-cell>
          <table:table-cell table:formula="of:=[.D25] + [.H26]*[.D25]" office:value-type="float" office:value="1278692.17983202" calcext:value-type="float">
            <text:p>1278692,17983202</text:p>
          </table:table-cell>
          <table:table-cell table:formula="of:=[.E27]/(1+[.H27])" office:value-type="float" office:value="1000940.61800262" calcext:value-type="float">
            <text:p>1000940,61800262</text:p>
          </table:table-cell>
          <table:table-cell table:formula="of:=([.B26]-[.B25])/[.B25]" office:value-type="float" office:value="0.0421424923053797" calcext:value-type="float">
            <text:p>0,0421424923</text:p>
          </table:table-cell>
          <table:table-cell table:formula="of:=([.C26]-[.C25])/[.C25]" office:value-type="float" office:value="0.0385955883204956" calcext:value-type="float">
            <text:p>0,0385955883</text:p>
          </table:table-cell>
          <table:table-cell office:value-type="float" office:value="0.0655758907230574" calcext:value-type="float">
            <text:p>0,0655758907</text:p>
          </table:table-cell>
          <table:table-cell office:value-type="float" office:value="0.0503272348179566" calcext:value-type="float">
            <text:p>0,050327234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272041.5399" calcext:value-type="float">
            <text:p>1272041,5399</text:p>
          </table:table-cell>
          <table:table-cell office:value-type="float" office:value="1937762.6259" calcext:value-type="float">
            <text:p>1937762,6259</text:p>
          </table:table-cell>
          <table:table-cell table:formula="of:=[.D26] + [.H27]*[.D26]" office:value-type="float" office:value="1358050.57283674" calcext:value-type="float">
            <text:p>1358050,57283674</text:p>
          </table:table-cell>
          <table:table-cell table:formula="of:=[.E28]/(1+[.H28])" office:value-type="float" office:value="1063061.15036427" calcext:value-type="float">
            <text:p>1063061,15036427</text:p>
          </table:table-cell>
          <table:table-cell table:formula="of:=([.B27]-[.B26])/[.B26]" office:value-type="float" office:value="0.0327767783327507" calcext:value-type="float">
            <text:p>0,0327767783</text:p>
          </table:table-cell>
          <table:table-cell table:formula="of:=([.C27]-[.C26])/[.C26]" office:value-type="float" office:value="0.0273143547281302" calcext:value-type="float">
            <text:p>0,0273143547</text:p>
          </table:table-cell>
          <table:table-cell office:value-type="float" office:value="0.0620621555808255" calcext:value-type="float">
            <text:p>0,0620621556</text:p>
          </table:table-cell>
          <table:table-cell office:value-type="float" office:value="0.0322719239126511" calcext:value-type="float">
            <text:p>0,032271923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332421.0431" calcext:value-type="float">
            <text:p>1332421,0431</text:p>
          </table:table-cell>
          <table:table-cell office:value-type="float" office:value="1983916.8887" calcext:value-type="float">
            <text:p>1983916,8887</text:p>
          </table:table-cell>
          <table:table-cell table:formula="of:=[.D27] + [.H28]*[.D27]" office:value-type="float" office:value="1396080.15333442" calcext:value-type="float">
            <text:p>1396080,15333442</text:p>
          </table:table-cell>
          <table:table-cell table:formula="of:=[.E29]/(1+[.H29])" office:value-type="float" office:value="1092830.12244849" calcext:value-type="float">
            <text:p>1092830,12244849</text:p>
          </table:table-cell>
          <table:table-cell table:formula="of:=([.B28]-[.B27])/[.B27]" office:value-type="float" office:value="0.0474666127685945" calcext:value-type="float">
            <text:p>0,0474666128</text:p>
          </table:table-cell>
          <table:table-cell table:formula="of:=([.C28]-[.C27])/[.C27]" office:value-type="float" office:value="0.0238183264467511" calcext:value-type="float">
            <text:p>0,0238183264</text:p>
          </table:table-cell>
          <table:table-cell office:value-type="float" office:value="0.0280030664971795" calcext:value-type="float">
            <text:p>0,0280030665</text:p>
          </table:table-cell>
          <table:table-cell office:value-type="float" office:value="0.0353952425601528" calcext:value-type="float">
            <text:p>0,035395242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03610.3057" calcext:value-type="float">
            <text:p>1403610,3057</text:p>
          </table:table-cell>
          <table:table-cell office:value-type="float" office:value="2040614.8614" calcext:value-type="float">
            <text:p>2040614,8614</text:p>
          </table:table-cell>
          <table:table-cell table:formula="of:=[.D28] + [.H29]*[.D28]" office:value-type="float" office:value="1438962.3248292" calcext:value-type="float">
            <text:p>1438962,3248292</text:p>
          </table:table-cell>
          <table:table-cell table:formula="of:=[.E30]/(1+[.H30])" office:value-type="float" office:value="1126397.62830664" calcext:value-type="float">
            <text:p>1126397,62830664</text:p>
          </table:table-cell>
          <table:table-cell table:formula="of:=([.B29]-[.B28])/[.B28]" office:value-type="float" office:value="0.0534285036765643" calcext:value-type="float">
            <text:p>0,0534285037</text:p>
          </table:table-cell>
          <table:table-cell table:formula="of:=([.C29]-[.C28])/[.C28]" office:value-type="float" office:value="0.0285788043959606" calcext:value-type="float">
            <text:p>0,0285788044</text:p>
          </table:table-cell>
          <table:table-cell office:value-type="float" office:value="0.0307161242800891" calcext:value-type="float">
            <text:p>0,0307161243</text:p>
          </table:table-cell>
          <table:table-cell office:value-type="float" office:value="0.0526132895804781" calcext:value-type="float">
            <text:p>0,052613289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67027.8526" calcext:value-type="float">
            <text:p>1467027,8526</text:p>
          </table:table-cell>
          <table:table-cell office:value-type="float" office:value="2118045.3964" calcext:value-type="float">
            <text:p>2118045,3964</text:p>
          </table:table-cell>
          <table:table-cell table:formula="of:=[.D29] + [.H30]*[.D29]" office:value-type="float" office:value="1563267.9058336" calcext:value-type="float">
            <text:p>1563267,9058336</text:p>
          </table:table-cell>
          <table:table-cell table:formula="of:=[.E31]/(1+[.H31])" office:value-type="float" office:value="1223702.12976067" calcext:value-type="float">
            <text:p>1223702,12976067</text:p>
          </table:table-cell>
          <table:table-cell table:formula="of:=([.B30]-[.B29])/[.B29]" office:value-type="float" office:value="0.0451817335926249" calcext:value-type="float">
            <text:p>0,0451817336</text:p>
          </table:table-cell>
          <table:table-cell table:formula="of:=([.C30]-[.C29])/[.C29]" office:value-type="float" office:value="0.0379447079724183" calcext:value-type="float">
            <text:p>0,037944708</text:p>
          </table:table-cell>
          <table:table-cell office:value-type="float" office:value="0.0863855702540062" calcext:value-type="float">
            <text:p>0,0863855703</text:p>
          </table:table-cell>
          <table:table-cell office:value-type="float" office:value="0.0203777774835089" calcext:value-type="float">
            <text:p>0,02037777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82030.8938" calcext:value-type="float">
            <text:p>1582030,8938</text:p>
          </table:table-cell>
          <table:table-cell office:value-type="float" office:value="2189333.8314" calcext:value-type="float">
            <text:p>2189333,8314</text:p>
          </table:table-cell>
          <table:table-cell table:formula="of:=[.D30] + [.H31]*[.D30]" office:value-type="float" office:value="1645624.79568789" calcext:value-type="float">
            <text:p>1645624,79568789</text:p>
          </table:table-cell>
          <table:table-cell table:formula="of:=[.E32]/(1+[.H32])" office:value-type="float" office:value="1288169.83944694" calcext:value-type="float">
            <text:p>1288169,83944694</text:p>
          </table:table-cell>
          <table:table-cell table:formula="of:=([.B31]-[.B30])/[.B30]" office:value-type="float" office:value="0.0783918594293769" calcext:value-type="float">
            <text:p>0,0783918594</text:p>
          </table:table-cell>
          <table:table-cell table:formula="of:=([.C31]-[.C30])/[.C30]" office:value-type="float" office:value="0.033657652060323" calcext:value-type="float">
            <text:p>0,0336576521</text:p>
          </table:table-cell>
          <table:table-cell office:value-type="float" office:value="0.0526825181704028" calcext:value-type="float">
            <text:p>0,0526825182</text:p>
          </table:table-cell>
          <table:table-cell office:value-type="float" office:value="0.0593782912753179" calcext:value-type="float">
            <text:p>0,059378291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682887.0409" calcext:value-type="float">
            <text:p>1682887,0409</text:p>
          </table:table-cell>
          <table:table-cell office:value-type="float" office:value="2283161.8141" calcext:value-type="float">
            <text:p>2283161,8141</text:p>
          </table:table-cell>
          <table:table-cell table:formula="of:=[.D31] + [.H32]*[.D31]" office:value-type="float" office:value="1718226.10461124" calcext:value-type="float">
            <text:p>1718226,10461124</text:p>
          </table:table-cell>
          <table:table-cell table:formula="of:=[.E33]/(1+[.H33])" office:value-type="float" office:value="1345001.03007101" calcext:value-type="float">
            <text:p>1345001,03007101</text:p>
          </table:table-cell>
          <table:table-cell table:formula="of:=([.B32]-[.B31])/[.B31]" office:value-type="float" office:value="0.0637510604219276" calcext:value-type="float">
            <text:p>0,0637510604</text:p>
          </table:table-cell>
          <table:table-cell table:formula="of:=([.C32]-[.C31])/[.C31]" office:value-type="float" office:value="0.0428568641996458" calcext:value-type="float">
            <text:p>0,0428568642</text:p>
          </table:table-cell>
          <table:table-cell office:value-type="float" office:value="0.0441177777058247" calcext:value-type="float">
            <text:p>0,0441177777</text:p>
          </table:table-cell>
          <table:table-cell office:value-type="float" office:value="0.0609018880212862" calcext:value-type="float">
            <text:p>0,06090188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61669.8187" calcext:value-type="float">
            <text:p>1761669,8187</text:p>
          </table:table-cell>
          <table:table-cell office:value-type="float" office:value="2345633.8147" calcext:value-type="float">
            <text:p>2345633,8147</text:p>
          </table:table-cell>
          <table:table-cell table:formula="of:=[.D32] + [.H33]*[.D32]" office:value-type="float" office:value="1785642.42884281" calcext:value-type="float">
            <text:p>1785642,42884281</text:p>
          </table:table-cell>
          <table:table-cell table:formula="of:=[.E34]/(1+[.H34])" office:value-type="float" office:value="1397773.49423723" calcext:value-type="float">
            <text:p>1397773,49423723</text:p>
          </table:table-cell>
          <table:table-cell table:formula="of:=([.B33]-[.B32])/[.B32]" office:value-type="float" office:value="0.0468140617197143" calcext:value-type="float">
            <text:p>0,0468140617</text:p>
          </table:table-cell>
          <table:table-cell table:formula="of:=([.C33]-[.C32])/[.C32]" office:value-type="float" office:value="0.0273620556432728" calcext:value-type="float">
            <text:p>0,0273620556</text:p>
          </table:table-cell>
          <table:table-cell office:value-type="float" office:value="0.0392360027883664" calcext:value-type="float">
            <text:p>0,0392360028</text:p>
          </table:table-cell>
          <table:table-cell office:value-type="float" office:value="-0.0108587284929226" calcext:value-type="float">
            <text:p>-0,010858728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748671.3911" calcext:value-type="float">
            <text:p>1748671,3911</text:p>
          </table:table-cell>
          <table:table-cell office:value-type="float" office:value="2423404.786" calcext:value-type="float">
            <text:p>2423404,786</text:p>
          </table:table-cell>
          <table:table-cell table:formula="of:=[.D33] + [.H34]*[.D33]" office:value-type="float" office:value="1897412.82963841" calcext:value-type="float">
            <text:p>1897412,82963841</text:p>
          </table:table-cell>
          <table:table-cell table:formula="of:=[.E35]/(1+[.H35])" office:value-type="float" office:value="1485265.64896476" calcext:value-type="float">
            <text:p>1485265,64896476</text:p>
          </table:table-cell>
          <table:table-cell table:formula="of:=([.B34]-[.B33])/[.B33]" office:value-type="float" office:value="-0.00737846982562945" calcext:value-type="float">
            <text:p>-0,0073784698</text:p>
          </table:table-cell>
          <table:table-cell table:formula="of:=([.C34]-[.C33])/[.C33]" office:value-type="float" office:value="0.033155631886193" calcext:value-type="float">
            <text:p>0,0331556319</text:p>
          </table:table-cell>
          <table:table-cell office:value-type="float" office:value="0.0625939432162957" calcext:value-type="float">
            <text:p>0,0625939432</text:p>
          </table:table-cell>
          <table:table-cell office:value-type="float" office:value="0.0247451983693631" calcext:value-type="float">
            <text:p>0,024745198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20209.3444" calcext:value-type="float">
            <text:p>1820209,3444</text:p>
          </table:table-cell>
          <table:table-cell office:value-type="float" office:value="2532829.2031" calcext:value-type="float">
            <text:p>2532829,2031</text:p>
          </table:table-cell>
          <table:table-cell table:formula="of:=[.D34] + [.H35]*[.D34]" office:value-type="float" office:value="1994095.42213376" calcext:value-type="float">
            <text:p>1994095,42213376</text:p>
          </table:table-cell>
          <table:table-cell table:formula="of:=[.E36]/(1+[.H36])" office:value-type="float" office:value="1560947.29886357" calcext:value-type="float">
            <text:p>1560947,29886357</text:p>
          </table:table-cell>
          <table:table-cell table:formula="of:=([.B35]-[.B34])/[.B34]" office:value-type="float" office:value="0.0409098894532719" calcext:value-type="float">
            <text:p>0,0409098895</text:p>
          </table:table-cell>
          <table:table-cell table:formula="of:=([.C35]-[.C34])/[.C34]" office:value-type="float" office:value="0.0451531736390654" calcext:value-type="float">
            <text:p>0,0451531736</text:p>
          </table:table-cell>
          <table:table-cell office:value-type="float" office:value="0.050954958765498" calcext:value-type="float">
            <text:p>0,0509549588</text:p>
          </table:table-cell>
          <table:table-cell office:value-type="float" office:value="0.0174169302612033" calcext:value-type="float">
            <text:p>0,017416930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919108.7919" calcext:value-type="float">
            <text:p>1919108,7919</text:p>
          </table:table-cell>
          <table:table-cell office:value-type="float" office:value="2654199.1864" calcext:value-type="float">
            <text:p>2654199,1864</text:p>
          </table:table-cell>
          <table:table-cell table:formula="of:=[.D35] + [.H36]*[.D35]" office:value-type="float" office:value="2135948.16855116" calcext:value-type="float">
            <text:p>2135948,16855116</text:p>
          </table:table-cell>
          <table:table-cell table:formula="of:=[.E37]/(1+[.H37])" office:value-type="float" office:value="1671987.45215759" calcext:value-type="float">
            <text:p>1671987,45215759</text:p>
          </table:table-cell>
          <table:table-cell table:formula="of:=([.B36]-[.B35])/[.B35]" office:value-type="float" office:value="0.0543341060215249" calcext:value-type="float">
            <text:p>0,054334106</text:p>
          </table:table-cell>
          <table:table-cell table:formula="of:=([.C36]-[.C35])/[.C35]" office:value-type="float" office:value="0.0479187397047744" calcext:value-type="float">
            <text:p>0,0479187397</text:p>
          </table:table-cell>
          <table:table-cell office:value-type="float" office:value="0.0711363883808605" calcext:value-type="float">
            <text:p>0,0711363884</text:p>
          </table:table-cell>
          <table:table-cell office:value-type="float" office:value="0.0357254106215198" calcext:value-type="float">
            <text:p>0,035725410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52872.6369" calcext:value-type="float">
            <text:p>2052872,6369</text:p>
          </table:table-cell>
          <table:table-cell office:value-type="float" office:value="2857667.954" calcext:value-type="float">
            <text:p>2857667,954</text:p>
          </table:table-cell>
          <table:table-cell table:formula="of:=[.D36] + [.H37]*[.D36]" office:value-type="float" office:value="2181379.61535073" calcext:value-type="float">
            <text:p>2181379,61535073</text:p>
          </table:table-cell>
          <table:table-cell table:formula="of:=[.E38]/(1+[.H38])" office:value-type="float" office:value="1707550.49160801" calcext:value-type="float">
            <text:p>1707550,49160801</text:p>
          </table:table-cell>
          <table:table-cell table:formula="of:=([.B37]-[.B36])/[.B36]" office:value-type="float" office:value="0.0697010224561412" calcext:value-type="float">
            <text:p>0,0697010225</text:p>
          </table:table-cell>
          <table:table-cell table:formula="of:=([.C37]-[.C36])/[.C36]" office:value-type="float" office:value="0.076659192965835" calcext:value-type="float">
            <text:p>0,076659193</text:p>
          </table:table-cell>
          <table:table-cell office:value-type="float" office:value="0.021269920061021" calcext:value-type="float">
            <text:p>0,0212699201</text:p>
          </table:table-cell>
          <table:table-cell office:value-type="float" office:value="0.0808329073757699" calcext:value-type="float">
            <text:p>0,080832907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78753.481" calcext:value-type="float">
            <text:p>2178753,481</text:p>
          </table:table-cell>
          <table:table-cell office:value-type="float" office:value="3025575.4054" calcext:value-type="float">
            <text:p>3025575,4054</text:p>
          </table:table-cell>
          <table:table-cell table:formula="of:=[.D37] + [.H38]*[.D37]" office:value-type="float" office:value="2210261.18063594" calcext:value-type="float">
            <text:p>2210261,18063594</text:p>
          </table:table-cell>
          <table:table-cell table:formula="of:=[.E39]/(1+[.H39])" office:value-type="float" office:value="1730158.53775189" calcext:value-type="float">
            <text:p>1730158,53775189</text:p>
          </table:table-cell>
          <table:table-cell table:formula="of:=([.B38]-[.B37])/[.B37]" office:value-type="float" office:value="0.0613193638208799" calcext:value-type="float">
            <text:p>0,0613193638</text:p>
          </table:table-cell>
          <table:table-cell table:formula="of:=([.C38]-[.C37])/[.C37]" office:value-type="float" office:value="0.0587568094344106" calcext:value-type="float">
            <text:p>0,0587568094</text:p>
          </table:table-cell>
          <table:table-cell office:value-type="float" office:value="0.0132400454657075" calcext:value-type="float">
            <text:p>0,0132400455</text:p>
          </table:table-cell>
          <table:table-cell office:value-type="float" office:value="0.060373698950411" calcext:value-type="float">
            <text:p>0,06037369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262255.6223" calcext:value-type="float">
            <text:p>2262255,6223</text:p>
          </table:table-cell>
          <table:table-cell office:value-type="float" office:value="3156209.9545" calcext:value-type="float">
            <text:p>3156209,9545</text:p>
          </table:table-cell>
          <table:table-cell table:formula="of:=[.D38] + [.H39]*[.D38]" office:value-type="float" office:value="2129767.74768111" calcext:value-type="float">
            <text:p>2129767,74768111</text:p>
          </table:table-cell>
          <table:table-cell table:formula="of:=[.E40]/(1+[.H40])" office:value-type="float" office:value="1667149.51353346" calcext:value-type="float">
            <text:p>1667149,51353346</text:p>
          </table:table-cell>
          <table:table-cell table:formula="of:=([.B39]-[.B38])/[.B38]" office:value-type="float" office:value="0.0383256490595137" calcext:value-type="float">
            <text:p>0,0383256491</text:p>
          </table:table-cell>
          <table:table-cell table:formula="of:=([.C39]-[.C38])/[.C38]" office:value-type="float" office:value="0.0431767619695895" calcext:value-type="float">
            <text:p>0,043176762</text:p>
          </table:table-cell>
          <table:table-cell office:value-type="float" office:value="-0.0364180639193369" calcext:value-type="float">
            <text:p>-0,0364180639</text:p>
          </table:table-cell>
          <table:table-cell office:value-type="float" office:value="0.0502109398940894" calcext:value-type="float">
            <text:p>0,050210939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51640.8369" calcext:value-type="float">
            <text:p>2251640,8369</text:p>
          </table:table-cell>
          <table:table-cell office:value-type="float" office:value="3039630.1848" calcext:value-type="float">
            <text:p>3039630,1848</text:p>
          </table:table-cell>
          <table:table-cell table:formula="of:=[.D39] + [.H40]*[.D39]" office:value-type="float" office:value="2093537.2674635" calcext:value-type="float">
            <text:p>2093537,2674635</text:p>
          </table:table-cell>
          <table:table-cell table:formula="of:=[.E41]/(1+[.H41])" office:value-type="float" office:value="1638788.84954291" calcext:value-type="float">
            <text:p>1638788,84954291</text:p>
          </table:table-cell>
          <table:table-cell table:formula="of:=([.B40]-[.B39])/[.B39]" office:value-type="float" office:value="-0.00469212466326332" calcext:value-type="float">
            <text:p>-0,0046921247</text:p>
          </table:table-cell>
          <table:table-cell table:formula="of:=([.C40]-[.C39])/[.C39]" office:value-type="float" office:value="-0.0369366332977263" calcext:value-type="float">
            <text:p>-0,0369366333</text:p>
          </table:table-cell>
          <table:table-cell office:value-type="float" office:value="-0.0170114700333221" calcext:value-type="float">
            <text:p>-0,01701147</text:p>
          </table:table-cell>
          <table:table-cell office:value-type="float" office:value="-0.0248117972002759" calcext:value-type="float">
            <text:p>-0,02481179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33922.188" calcext:value-type="float">
            <text:p>2333922,188</text:p>
          </table:table-cell>
          <table:table-cell office:value-type="float" office:value="3241595.3205" calcext:value-type="float">
            <text:p>3241595,3205</text:p>
          </table:table-cell>
          <table:table-cell table:formula="of:=[.D40] + [.H41]*[.D40]" office:value-type="float" office:value="2140183.83411266" calcext:value-type="float">
            <text:p>2140183,83411266</text:p>
          </table:table-cell>
          <table:table-cell table:formula="of:=[.E42]/(1+[.H42])" office:value-type="float" office:value="1675303.06616669" calcext:value-type="float">
            <text:p>1675303,06616669</text:p>
          </table:table-cell>
          <table:table-cell table:formula="of:=([.B41]-[.B40])/[.B40]" office:value-type="float" office:value="0.0365428401153369" calcext:value-type="float">
            <text:p>0,0365428401</text:p>
          </table:table-cell>
          <table:table-cell table:formula="of:=([.C41]-[.C40])/[.C40]" office:value-type="float" office:value="0.0664439827943375" calcext:value-type="float">
            <text:p>0,0664439828</text:p>
          </table:table-cell>
          <table:table-cell office:value-type="float" office:value="0.0222812210578317" calcext:value-type="float">
            <text:p>0,0222812211</text:p>
          </table:table-cell>
          <table:table-cell office:value-type="float" office:value="0.0198910767264736" calcext:value-type="float">
            <text:p>0,019891076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38940" calcext:value-type="float">
            <text:p>2438940</text:p>
          </table:table-cell>
          <table:table-cell office:value-type="float" office:value="3447160.2449" calcext:value-type="float">
            <text:p>3447160,2449</text:p>
          </table:table-cell>
          <table:table-cell table:formula="of:=[.D41] + [.H42]*[.D41]" office:value-type="float" office:value="2213830.78512069" calcext:value-type="float">
            <text:p>2213830,78512069</text:p>
          </table:table-cell>
          <table:table-cell table:formula="of:=[.E43]/(1+[.H43])" office:value-type="float" office:value="1732952.76937022" calcext:value-type="float">
            <text:p>1732952,76937022</text:p>
          </table:table-cell>
          <table:table-cell table:formula="of:=([.B42]-[.B41])/[.B41]" office:value-type="float" office:value="0.0449962781706928" calcext:value-type="float">
            <text:p>0,0449962782</text:p>
          </table:table-cell>
          <table:table-cell table:formula="of:=([.C42]-[.C41])/[.C41]" office:value-type="float" office:value="0.0634147399892879" calcext:value-type="float">
            <text:p>0,06341474</text:p>
          </table:table-cell>
          <table:table-cell office:value-type="float" office:value="0.0344115070089595" calcext:value-type="float">
            <text:p>0,034411507</text:p>
          </table:table-cell>
          <table:table-cell office:value-type="float" office:value="0.0350840414734307" calcext:value-type="float">
            <text:p>0,035084041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59767.2753" calcext:value-type="float">
            <text:p>2459767,2753</text:p>
          </table:table-cell>
          <table:table-cell office:value-type="float" office:value="3510900.5892" calcext:value-type="float">
            <text:p>3510900,5892</text:p>
          </table:table-cell>
          <table:table-cell table:formula="of:=[.D42] + [.H43]*[.D42]" office:value-type="float" office:value="2312690.16575395" calcext:value-type="float">
            <text:p>2312690,16575395</text:p>
          </table:table-cell>
          <table:table-cell table:formula="of:=[.E44]/(1+[.H44])" office:value-type="float" office:value="1810338.37562254" calcext:value-type="float">
            <text:p>1810338,37562254</text:p>
          </table:table-cell>
          <table:table-cell table:formula="of:=([.B43]-[.B42])/[.B42]" office:value-type="float" office:value="0.00853947833895047" calcext:value-type="float">
            <text:p>0,0085394783</text:p>
          </table:table-cell>
          <table:table-cell table:formula="of:=([.C43]-[.C42])/[.C42]" office:value-type="float" office:value="0.0184906821185068" calcext:value-type="float">
            <text:p>0,0184906821</text:p>
          </table:table-cell>
          <table:table-cell office:value-type="float" office:value="0.0446553464238079" calcext:value-type="float">
            <text:p>0,0446553464</text:p>
          </table:table-cell>
          <table:table-cell office:value-type="float" office:value="0.00351223440479024" calcext:value-type="float">
            <text:p>0,003512234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83313.8615" calcext:value-type="float">
            <text:p>2583313,8615</text:p>
          </table:table-cell>
          <table:table-cell office:value-type="float" office:value="3635993.8739" calcext:value-type="float">
            <text:p>3635993,8739</text:p>
          </table:table-cell>
          <table:table-cell table:formula="of:=[.D43] + [.H44]*[.D43]" office:value-type="float" office:value="2396610.39423563" calcext:value-type="float">
            <text:p>2396610,39423563</text:p>
          </table:table-cell>
          <table:table-cell table:formula="of:=[.E45]/(1+[.H45])" office:value-type="float" office:value="1876029.84279833" calcext:value-type="float">
            <text:p>1876029,84279833</text:p>
          </table:table-cell>
          <table:table-cell table:formula="of:=([.B44]-[.B43])/[.B43]" office:value-type="float" office:value="0.0502269411584607" calcext:value-type="float">
            <text:p>0,0502269412</text:p>
          </table:table-cell>
          <table:table-cell table:formula="of:=([.C44]-[.C43])/[.C43]" office:value-type="float" office:value="0.0356299705792878" calcext:value-type="float">
            <text:p>0,0356299706</text:p>
          </table:table-cell>
          <table:table-cell office:value-type="float" office:value="0.0362868445260688" calcext:value-type="float">
            <text:p>0,0362868445</text:p>
          </table:table-cell>
          <table:table-cell office:value-type="float" office:value="0.00625008157505246" calcext:value-type="float">
            <text:p>0,006250081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13370.0335" calcext:value-type="float">
            <text:p>2613370,0335</text:p>
          </table:table-cell>
          <table:table-cell office:value-type="float" office:value="3767762.9438" calcext:value-type="float">
            <text:p>3767762,9438</text:p>
          </table:table-cell>
          <table:table-cell table:formula="of:=[.D44] + [.H45]*[.D44]" office:value-type="float" office:value="2481998.54854801" calcext:value-type="float">
            <text:p>2481998,54854801</text:p>
          </table:table-cell>
          <table:table-cell table:formula="of:=[.E46]/(1+[.H46])" office:value-type="float" office:value="1942870.37979041" calcext:value-type="float">
            <text:p>1942870,37979041</text:p>
          </table:table-cell>
          <table:table-cell table:formula="of:=([.B45]-[.B44])/[.B44]" office:value-type="float" office:value="0.0116347349224332" calcext:value-type="float">
            <text:p>0,0116347349</text:p>
          </table:table-cell>
          <table:table-cell table:formula="of:=([.C45]-[.C44])/[.C44]" office:value-type="float" office:value="0.036240179293444" calcext:value-type="float">
            <text:p>0,0362401793</text:p>
          </table:table-cell>
          <table:table-cell office:value-type="float" office:value="0.0356287173408576" calcext:value-type="float">
            <text:p>0,0356287173</text:p>
          </table:table-cell>
          <table:table-cell office:value-type="float" office:value="0.00106466998640768" calcext:value-type="float">
            <text:p>0,0010646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47705.6686" calcext:value-type="float">
            <text:p>2647705,6686</text:p>
          </table:table-cell>
          <table:table-cell office:value-type="float" office:value="3857071.1529" calcext:value-type="float">
            <text:p>3857071,1529</text:p>
          </table:table-cell>
          <table:table-cell table:formula="of:=[.D45] + [.H46]*[.D45]" office:value-type="float" office:value="2788225.65315497" calcext:value-type="float">
            <text:p>2788225,65315497</text:p>
          </table:table-cell>
          <table:table-cell table:style-name="ce1" office:value-type="float" office:value="2182580.2585" calcext:value-type="float">
            <text:p>2182580,2585</text:p>
          </table:table-cell>
          <table:table-cell table:formula="of:=([.B46]-[.B45])/[.B45]" office:value-type="float" office:value="0.0131384513711652" calcext:value-type="float">
            <text:p>0,0131384514</text:p>
          </table:table-cell>
          <table:table-cell table:formula="of:=([.C46]-[.C45])/[.C45]" office:value-type="float" office:value="0.0237032452498001" calcext:value-type="float">
            <text:p>0,0237032452</text:p>
          </table:table-cell>
          <table:table-cell office:value-type="float" office:value="0.123379244031428" calcext:value-type="float">
            <text:p>0,123379244</text:p>
          </table:table-cell>
          <table:table-cell office:value-type="float" office:value="0.013685701043605" calcext:value-type="float">
            <text:p>0,01368570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ource : OCDE (2016), Produit intérieur brut (PIB) (indicateur), doi: 10,1787/dddb17ae-fr (Consulté le 07 septembre 2016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8:06:20.976607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21:16:35.958589408</meta:creation-date>
    <dc:date>2016-09-12T20:42:23.436972572</dc:date>
    <meta:editing-duration>PT22M54S</meta:editing-duration>
    <meta:editing-cycles>5</meta:editing-cycles>
    <meta:generator>LibreOffice/4.2.8.2$Linux_X86_64 LibreOffice_project/420m0$Build-2</meta:generator>
    <meta:document-statistic meta:table-count="1" meta:cell-count="41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legend chart:legend-position="end" svg:x="12.13cm" svg:y="3.457cm" style:legend-expansion="high" chart:style-name="ch2"/>
        <chart:plot-area chart:style-name="ch3" table:cell-range-address="Feuille1.A1:Feuille1.E46" chart:data-source-has-labels="both" svg:x="0.319cm" svg:y="0.18cm" svg:width="11.492cm" svg:height="8.646cm">
          <chartooo:coordinate-region svg:x="1.866cm" svg:y="0.379cm" svg:width="9.945cm" svg:height="7.393cm"/>
          <chart:axis chart:dimension="x" chart:name="primary-x" chart:style-name="ch4" chartooo:axis-type="auto">
            <chartooo:date-scale/>
            <chart:categories table:cell-range-address="Feuille1.A2:Feuille1.A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46" chart:label-cell-address="Feuille1.B1:Feuille1.B1" chart:class="chart:line">
            <chart:data-point chart:repeated="45"/>
          </chart:series>
          <chart:series chart:style-name="ch7" chart:values-cell-range-address="Feuille1.C2:Feuille1.C46" chart:label-cell-address="Feuille1.C1:Feuille1.C1" chart:class="chart:line">
            <chart:data-point chart:repeated="45"/>
          </chart:series>
          <chart:series chart:style-name="ch8" chart:values-cell-range-address="Feuille1.D2:Feuille1.D46" chart:label-cell-address="Feuille1.D1:Feuille1.D1" chart:class="chart:line">
            <chart:data-point chart:repeated="45"/>
          </chart:series>
          <chart:series chart:style-name="ch9" chart:values-cell-range-address="Feuille1.E2:Feuille1.E46" chart:label-cell-address="Feuille1.E1:Feuille1.E1" chart:class="chart:line"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B (France)</text:p>
                <draw:g>
                  <svg:desc>Feuille1.B1:Feuille1.B1</svg:desc>
                </draw:g>
              </table:table-cell>
              <table:table-cell office:value-type="string">
                <text:p>PIB (Allemagne)</text:p>
                <draw:g>
                  <svg:desc>Feuille1.C1:Feuille1.C1</svg:desc>
                </draw:g>
              </table:table-cell>
              <table:table-cell office:value-type="string">
                <text:p>PIB (Angleterre)</text:p>
                <draw:g>
                  <svg:desc>Feuille1.D1:Feuille1.D1</svg:desc>
                </draw:g>
              </table:table-cell>
              <table:table-cell office:value-type="string">
                <text:p>PIB (Italie)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float" office:value="1971">
                <text:p>1970</text:p>
                <draw:g>
                  <svg:desc>Feuille1.A2:Feuille1.A46</svg:desc>
                </draw:g>
              </table:table-cell>
              <table:table-cell office:value-type="float" office:value="212060.5398">
                <text:p>212060.5398</text:p>
                <draw:g>
                  <svg:desc>Feuille1.B2:Feuille1.B46</svg:desc>
                </draw:g>
              </table:table-cell>
              <table:table-cell office:value-type="float" office:value="333872.6677">
                <text:p>333872.6677</text:p>
                <draw:g>
                  <svg:desc>Feuille1.C2:Feuille1.C46</svg:desc>
                </draw:g>
              </table:table-cell>
              <table:table-cell office:value-type="float" office:value="225434.1815">
                <text:p>225434.1815</text:p>
                <draw:g>
                  <svg:desc>Feuille1.D2:Feuille1.D46</svg:desc>
                </draw:g>
              </table:table-cell>
              <table:table-cell office:value-type="float" office:value="176466.418195479">
                <text:p>176466.418195479</text:p>
                <draw:g>
                  <svg:desc>Feuille1.E2:Feuille1.E46</svg:desc>
                </draw:g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231288.947">
                <text:p>231288.947</text:p>
              </table:table-cell>
              <table:table-cell office:value-type="float" office:value="363305.9902">
                <text:p>363305.9902</text:p>
              </table:table-cell>
              <table:table-cell office:value-type="float" office:value="253248.080392314">
                <text:p>253248.080392314</text:p>
              </table:table-cell>
              <table:table-cell office:value-type="float" office:value="198238.711469371">
                <text:p>198238.711469371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259265.4449">
                <text:p>259265.4449</text:p>
              </table:table-cell>
              <table:table-cell office:value-type="float" office:value="401378.7125">
                <text:p>401378.7125</text:p>
              </table:table-cell>
              <table:table-cell office:value-type="float" office:value="269039.766329862">
                <text:p>269039.766329862</text:p>
              </table:table-cell>
              <table:table-cell office:value-type="float" office:value="210600.200912209">
                <text:p>210600.200912209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294680.5649">
                <text:p>294680.5649</text:p>
              </table:table-cell>
              <table:table-cell office:value-type="float" office:value="441328.2859">
                <text:p>441328.2859</text:p>
              </table:table-cell>
              <table:table-cell office:value-type="float" office:value="289401.529743343">
                <text:p>289401.529743343</text:p>
              </table:table-cell>
              <table:table-cell office:value-type="float" office:value="226539.07687952">
                <text:p>226539.07687952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318816.6629">
                <text:p>318816.6629</text:p>
              </table:table-cell>
              <table:table-cell office:value-type="float" office:value="478022.1415">
                <text:p>478022.1415</text:p>
              </table:table-cell>
              <table:table-cell office:value-type="float" office:value="314531.567795424">
                <text:p>314531.567795424</text:p>
              </table:table-cell>
              <table:table-cell office:value-type="float" office:value="246210.485069084">
                <text:p>246210.485069084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350825.8312">
                <text:p>350825.8312</text:p>
              </table:table-cell>
              <table:table-cell office:value-type="float" office:value="529217.6434">
                <text:p>529217.6434</text:p>
              </table:table-cell>
              <table:table-cell office:value-type="float" office:value="342717.061261844">
                <text:p>342717.061261844</text:p>
              </table:table-cell>
              <table:table-cell office:value-type="float" office:value="268273.656873805">
                <text:p>268273.656873805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385446.8122">
                <text:p>385446.8122</text:p>
              </table:table-cell>
              <table:table-cell office:value-type="float" office:value="580857.7111">
                <text:p>580857.7111</text:p>
              </table:table-cell>
              <table:table-cell office:value-type="float" office:value="381927.972015893">
                <text:p>381927.972015893</text:p>
              </table:table-cell>
              <table:table-cell office:value-type="float" office:value="298967.35615627">
                <text:p>298967.35615627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428923.0611">
                <text:p>428923.0611</text:p>
              </table:table-cell>
              <table:table-cell office:value-type="float" office:value="640343.3521">
                <text:p>640343.3521</text:p>
              </table:table-cell>
              <table:table-cell office:value-type="float" office:value="428659.027638091">
                <text:p>428659.027638091</text:p>
              </table:table-cell>
              <table:table-cell office:value-type="float" office:value="335547.709451731">
                <text:p>335547.709451731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480860.6975">
                <text:p>480860.6975</text:p>
              </table:table-cell>
              <table:table-cell office:value-type="float" office:value="721980.1552">
                <text:p>721980.1552</text:p>
              </table:table-cell>
              <table:table-cell office:value-type="float" office:value="457180.266390323">
                <text:p>457180.266390323</text:p>
              </table:table-cell>
              <table:table-cell office:value-type="float" office:value="357873.697514479">
                <text:p>357873.697514479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532553.0097">
                <text:p>532553.0097</text:p>
              </table:table-cell>
              <table:table-cell office:value-type="float" office:value="798180.9709">
                <text:p>798180.9709</text:p>
              </table:table-cell>
              <table:table-cell office:value-type="float" office:value="495630.694631951">
                <text:p>495630.694631951</text:p>
              </table:table-cell>
              <table:table-cell office:value-type="float" office:value="387972.102755134">
                <text:p>387972.102755134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588548.873">
                <text:p>588548.873</text:p>
              </table:table-cell>
              <table:table-cell office:value-type="float" office:value="877319.7738">
                <text:p>877319.7738</text:p>
              </table:table-cell>
              <table:table-cell office:value-type="float" office:value="537302.761110899">
                <text:p>537302.761110899</text:p>
              </table:table-cell>
              <table:table-cell office:value-type="float" office:value="420592.356974851">
                <text:p>420592.356974851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640740.7617">
                <text:p>640740.7617</text:p>
              </table:table-cell>
              <table:table-cell office:value-type="float" office:value="928067.4949">
                <text:p>928067.4949</text:p>
              </table:table-cell>
              <table:table-cell office:value-type="float" office:value="581985.166237628">
                <text:p>581985.166237628</text:p>
              </table:table-cell>
              <table:table-cell office:value-type="float" office:value="455569.05809714">
                <text:p>455569.05809714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674406.9901">
                <text:p>674406.9901</text:p>
              </table:table-cell>
              <table:table-cell office:value-type="float" office:value="979880.2194">
                <text:p>979880.2194</text:p>
              </table:table-cell>
              <table:table-cell office:value-type="float" office:value="616257.270968193">
                <text:p>616257.270968193</text:p>
              </table:table-cell>
              <table:table-cell office:value-type="float" office:value="482396.735805912">
                <text:p>482396.735805912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708982.4781">
                <text:p>708982.4781</text:p>
              </table:table-cell>
              <table:table-cell office:value-type="float" office:value="1043291.6983">
                <text:p>1043291.6983</text:p>
              </table:table-cell>
              <table:table-cell office:value-type="float" office:value="662134.352664008">
                <text:p>662134.352664008</text:p>
              </table:table-cell>
              <table:table-cell office:value-type="float" office:value="518308.611415255">
                <text:p>518308.611415255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743543.9168">
                <text:p>743543.9168</text:p>
              </table:table-cell>
              <table:table-cell office:value-type="float" office:value="1101737.2393">
                <text:p>1101737.2393</text:p>
              </table:table-cell>
              <table:table-cell office:value-type="float" office:value="696895.699576873">
                <text:p>696895.699576873</text:p>
              </table:table-cell>
              <table:table-cell office:value-type="float" office:value="545519.260397356">
                <text:p>545519.260397356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776381.0879">
                <text:p>776381.0879</text:p>
              </table:table-cell>
              <table:table-cell office:value-type="float" office:value="1149675.0724">
                <text:p>1149675.0724</text:p>
              </table:table-cell>
              <table:table-cell office:value-type="float" office:value="754412.161592156">
                <text:p>754412.161592156</text:p>
              </table:table-cell>
              <table:table-cell office:value-type="float" office:value="590542.26432506">
                <text:p>590542.26432506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816709.2151">
                <text:p>816709.2151</text:p>
              </table:table-cell>
              <table:table-cell office:value-type="float" office:value="1195538.1412">
                <text:p>1195538.1412</text:p>
              </table:table-cell>
              <table:table-cell office:value-type="float" office:value="827048.531037244">
                <text:p>827048.531037244</text:p>
              </table:table-cell>
              <table:table-cell office:value-type="float" office:value="647400.899787572">
                <text:p>647400.899787572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885317.6">
                <text:p>885317.6</text:p>
              </table:table-cell>
              <table:table-cell office:value-type="float" office:value="1283265.8452">
                <text:p>1283265.8452</text:p>
              </table:table-cell>
              <table:table-cell office:value-type="float" office:value="880848.535721358">
                <text:p>880848.535721358</text:p>
              </table:table-cell>
              <table:table-cell office:value-type="float" office:value="689514.717942099">
                <text:p>689514.717942099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959777.2824">
                <text:p>959777.2824</text:p>
              </table:table-cell>
              <table:table-cell office:value-type="float" office:value="1385106.7216">
                <text:p>1385106.7216</text:p>
              </table:table-cell>
              <table:table-cell office:value-type="float" office:value="918489.100360206">
                <text:p>918489.100360206</text:p>
              </table:table-cell>
              <table:table-cell office:value-type="float" office:value="718979.174381118">
                <text:p>718979.174381118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024283.5312">
                <text:p>1024283.5312</text:p>
              </table:table-cell>
              <table:table-cell office:value-type="float" office:value="1511823.9535">
                <text:p>1511823.9535</text:p>
              </table:table-cell>
              <table:table-cell office:value-type="float" office:value="937131.000184461">
                <text:p>937131.000184461</text:p>
              </table:table-cell>
              <table:table-cell office:value-type="float" office:value="733571.767520527">
                <text:p>733571.767520527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1069374.5939">
                <text:p>1069374.5939</text:p>
              </table:table-cell>
              <table:table-cell office:value-type="float" office:value="1641943.6733">
                <text:p>1641943.6733</text:p>
              </table:table-cell>
              <table:table-cell office:value-type="float" office:value="962772.167610246">
                <text:p>962772.167610246</text:p>
              </table:table-cell>
              <table:table-cell office:value-type="float" office:value="753643.279941011">
                <text:p>753643.279941011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111247.9561">
                <text:p>1111247.9561</text:p>
              </table:table-cell>
              <table:table-cell office:value-type="float" office:value="1711680.499">
                <text:p>1711680.499</text:p>
              </table:table-cell>
              <table:table-cell office:value-type="float" office:value="1011651.676102">
                <text:p>1011651.676102</text:p>
              </table:table-cell>
              <table:table-cell office:value-type="float" office:value="791905.409176705">
                <text:p>791905.40917670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1130717.3765">
                <text:p>1130717.3765</text:p>
              </table:table-cell>
              <table:table-cell office:value-type="float" office:value="1735649.957">
                <text:p>1735649.957</text:p>
              </table:table-cell>
              <table:table-cell office:value-type="float" office:value="1074755.83986579">
                <text:p>1074755.83986579</text:p>
              </table:table-cell>
              <table:table-cell office:value-type="float" office:value="841302.380294932">
                <text:p>841302.380294932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181864.6021">
                <text:p>1181864.6021</text:p>
              </table:table-cell>
              <table:table-cell office:value-type="float" office:value="1816145.9444">
                <text:p>1816145.9444</text:p>
              </table:table-cell>
              <table:table-cell office:value-type="float" office:value="1200001.04259524">
                <text:p>1200001.04259524</text:p>
              </table:table-cell>
              <table:table-cell office:value-type="float" office:value="939342.403217684">
                <text:p>939342.403217684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231671.322">
                <text:p>1231671.322</text:p>
              </table:table-cell>
              <table:table-cell office:value-type="float" office:value="1886241.1656">
                <text:p>1886241.1656</text:p>
              </table:table-cell>
              <table:table-cell office:value-type="float" office:value="1278692.17983202">
                <text:p>1278692.17983202</text:p>
              </table:table-cell>
              <table:table-cell office:value-type="float" office:value="1000940.61800262">
                <text:p>1000940.61800262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272041.5399">
                <text:p>1272041.5399</text:p>
              </table:table-cell>
              <table:table-cell office:value-type="float" office:value="1937762.6259">
                <text:p>1937762.6259</text:p>
              </table:table-cell>
              <table:table-cell office:value-type="float" office:value="1358050.57283674">
                <text:p>1358050.57283674</text:p>
              </table:table-cell>
              <table:table-cell office:value-type="float" office:value="1063061.15036427">
                <text:p>1063061.15036427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332421.0431">
                <text:p>1332421.0431</text:p>
              </table:table-cell>
              <table:table-cell office:value-type="float" office:value="1983916.8887">
                <text:p>1983916.8887</text:p>
              </table:table-cell>
              <table:table-cell office:value-type="float" office:value="1396080.15333442">
                <text:p>1396080.15333442</text:p>
              </table:table-cell>
              <table:table-cell office:value-type="float" office:value="1092830.12244849">
                <text:p>1092830.12244849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403610.3057">
                <text:p>1403610.3057</text:p>
              </table:table-cell>
              <table:table-cell office:value-type="float" office:value="2040614.8614">
                <text:p>2040614.8614</text:p>
              </table:table-cell>
              <table:table-cell office:value-type="float" office:value="1438962.3248292">
                <text:p>1438962.3248292</text:p>
              </table:table-cell>
              <table:table-cell office:value-type="float" office:value="1126397.62830664">
                <text:p>1126397.62830664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467027.8526">
                <text:p>1467027.8526</text:p>
              </table:table-cell>
              <table:table-cell office:value-type="float" office:value="2118045.3964">
                <text:p>2118045.3964</text:p>
              </table:table-cell>
              <table:table-cell office:value-type="float" office:value="1563267.9058336">
                <text:p>1563267.9058336</text:p>
              </table:table-cell>
              <table:table-cell office:value-type="float" office:value="1223702.12976067">
                <text:p>1223702.129760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82030.8938">
                <text:p>1582030.8938</text:p>
              </table:table-cell>
              <table:table-cell office:value-type="float" office:value="2189333.8314">
                <text:p>2189333.8314</text:p>
              </table:table-cell>
              <table:table-cell office:value-type="float" office:value="1645624.79568789">
                <text:p>1645624.79568789</text:p>
              </table:table-cell>
              <table:table-cell office:value-type="float" office:value="1288169.83944694">
                <text:p>1288169.83944694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682887.0409">
                <text:p>1682887.0409</text:p>
              </table:table-cell>
              <table:table-cell office:value-type="float" office:value="2283161.8141">
                <text:p>2283161.8141</text:p>
              </table:table-cell>
              <table:table-cell office:value-type="float" office:value="1718226.10461124">
                <text:p>1718226.10461124</text:p>
              </table:table-cell>
              <table:table-cell office:value-type="float" office:value="1345001.03007101">
                <text:p>1345001.03007101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761669.8187">
                <text:p>1761669.8187</text:p>
              </table:table-cell>
              <table:table-cell office:value-type="float" office:value="2345633.8147">
                <text:p>2345633.8147</text:p>
              </table:table-cell>
              <table:table-cell office:value-type="float" office:value="1785642.42884281">
                <text:p>1785642.42884281</text:p>
              </table:table-cell>
              <table:table-cell office:value-type="float" office:value="1397773.49423723">
                <text:p>1397773.49423723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748671.3911">
                <text:p>1748671.3911</text:p>
              </table:table-cell>
              <table:table-cell office:value-type="float" office:value="2423404.786">
                <text:p>2423404.786</text:p>
              </table:table-cell>
              <table:table-cell office:value-type="float" office:value="1897412.82963841">
                <text:p>1897412.82963841</text:p>
              </table:table-cell>
              <table:table-cell office:value-type="float" office:value="1485265.64896476">
                <text:p>1485265.64896476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820209.3444">
                <text:p>1820209.3444</text:p>
              </table:table-cell>
              <table:table-cell office:value-type="float" office:value="2532829.2031">
                <text:p>2532829.2031</text:p>
              </table:table-cell>
              <table:table-cell office:value-type="float" office:value="1994095.42213376">
                <text:p>1994095.42213376</text:p>
              </table:table-cell>
              <table:table-cell office:value-type="float" office:value="1560947.29886357">
                <text:p>1560947.29886357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919108.7919">
                <text:p>1919108.7919</text:p>
              </table:table-cell>
              <table:table-cell office:value-type="float" office:value="2654199.1864">
                <text:p>2654199.1864</text:p>
              </table:table-cell>
              <table:table-cell office:value-type="float" office:value="2135948.16855116">
                <text:p>2135948.16855116</text:p>
              </table:table-cell>
              <table:table-cell office:value-type="float" office:value="1671987.45215759">
                <text:p>1671987.45215759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2052872.6369">
                <text:p>2052872.6369</text:p>
              </table:table-cell>
              <table:table-cell office:value-type="float" office:value="2857667.954">
                <text:p>2857667.954</text:p>
              </table:table-cell>
              <table:table-cell office:value-type="float" office:value="2181379.61535073">
                <text:p>2181379.61535073</text:p>
              </table:table-cell>
              <table:table-cell office:value-type="float" office:value="1707550.49160801">
                <text:p>1707550.4916080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178753.481">
                <text:p>2178753.481</text:p>
              </table:table-cell>
              <table:table-cell office:value-type="float" office:value="3025575.4054">
                <text:p>3025575.4054</text:p>
              </table:table-cell>
              <table:table-cell office:value-type="float" office:value="2210261.18063594">
                <text:p>2210261.18063594</text:p>
              </table:table-cell>
              <table:table-cell office:value-type="float" office:value="1730158.53775189">
                <text:p>1730158.53775189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262255.6223">
                <text:p>2262255.6223</text:p>
              </table:table-cell>
              <table:table-cell office:value-type="float" office:value="3156209.9545">
                <text:p>3156209.9545</text:p>
              </table:table-cell>
              <table:table-cell office:value-type="float" office:value="2129767.74768111">
                <text:p>2129767.74768111</text:p>
              </table:table-cell>
              <table:table-cell office:value-type="float" office:value="1667149.51353346">
                <text:p>1667149.51353346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251640.8369">
                <text:p>2251640.8369</text:p>
              </table:table-cell>
              <table:table-cell office:value-type="float" office:value="3039630.1848">
                <text:p>3039630.1848</text:p>
              </table:table-cell>
              <table:table-cell office:value-type="float" office:value="2093537.2674635">
                <text:p>2093537.2674635</text:p>
              </table:table-cell>
              <table:table-cell office:value-type="float" office:value="1638788.84954291">
                <text:p>1638788.8495429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333922.188">
                <text:p>2333922.188</text:p>
              </table:table-cell>
              <table:table-cell office:value-type="float" office:value="3241595.3205">
                <text:p>3241595.3205</text:p>
              </table:table-cell>
              <table:table-cell office:value-type="float" office:value="2140183.83411266">
                <text:p>2140183.83411266</text:p>
              </table:table-cell>
              <table:table-cell office:value-type="float" office:value="1675303.06616669">
                <text:p>1675303.06616669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438940">
                <text:p>2438940</text:p>
              </table:table-cell>
              <table:table-cell office:value-type="float" office:value="3447160.2449">
                <text:p>3447160.2449</text:p>
              </table:table-cell>
              <table:table-cell office:value-type="float" office:value="2213830.78512069">
                <text:p>2213830.78512069</text:p>
              </table:table-cell>
              <table:table-cell office:value-type="float" office:value="1732952.76937022">
                <text:p>1732952.76937022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459767.2753">
                <text:p>2459767.2753</text:p>
              </table:table-cell>
              <table:table-cell office:value-type="float" office:value="3510900.5892">
                <text:p>3510900.5892</text:p>
              </table:table-cell>
              <table:table-cell office:value-type="float" office:value="2312690.16575395">
                <text:p>2312690.16575395</text:p>
              </table:table-cell>
              <table:table-cell office:value-type="float" office:value="1810338.37562254">
                <text:p>1810338.37562254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2583313.8615">
                <text:p>2583313.8615</text:p>
              </table:table-cell>
              <table:table-cell office:value-type="float" office:value="3635993.8739">
                <text:p>3635993.8739</text:p>
              </table:table-cell>
              <table:table-cell office:value-type="float" office:value="2396610.39423563">
                <text:p>2396610.39423563</text:p>
              </table:table-cell>
              <table:table-cell office:value-type="float" office:value="1876029.84279833">
                <text:p>1876029.84279833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2613370.0335">
                <text:p>2613370.0335</text:p>
              </table:table-cell>
              <table:table-cell office:value-type="float" office:value="3767762.9438">
                <text:p>3767762.9438</text:p>
              </table:table-cell>
              <table:table-cell office:value-type="float" office:value="2481998.54854801">
                <text:p>2481998.54854801</text:p>
              </table:table-cell>
              <table:table-cell office:value-type="float" office:value="1942870.37979041">
                <text:p>1942870.37979041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2647705.6686">
                <text:p>2647705.6686</text:p>
              </table:table-cell>
              <table:table-cell office:value-type="float" office:value="3857071.1529">
                <text:p>3857071.1529</text:p>
              </table:table-cell>
              <table:table-cell office:value-type="float" office:value="2788225.65315497">
                <text:p>2788225.65315497</text:p>
              </table:table-cell>
              <table:table-cell office:value-type="float" office:value="2182580.2585">
                <text:p>2182580.25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